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text-properties officeooo:rsid="00109676" officeooo:paragraph-rsid="00109676"/>
    </style:style>
    <style:style style:name="P4" style:family="paragraph" style:parent-style-name="Text_20_body" style:list-style-name="L2">
      <style:text-properties officeooo:rsid="00159de4" officeooo:paragraph-rsid="00159de4"/>
    </style:style>
    <style:style style:name="T1" style:family="text">
      <style:text-properties officeooo:rsid="000f8684"/>
    </style:style>
    <style:style style:name="T2" style:family="text">
      <style:text-properties officeooo:rsid="001144fd"/>
    </style:style>
    <style:style style:name="T3" style:family="text">
      <style:text-properties officeooo:rsid="001218b4"/>
    </style:style>
    <style:style style:name="T4" style:family="text">
      <style:text-properties officeooo:rsid="00138fd9"/>
    </style:style>
    <style:style style:name="T5" style:family="text">
      <style:text-properties officeooo:rsid="0013b20e"/>
    </style:style>
    <style:style style:name="T6" style:family="text">
      <style:text-properties officeooo:rsid="00165ba7"/>
    </style:style>
    <style:style style:name="T7" style:family="text">
      <style:text-properties officeooo:rsid="0016e4f0"/>
    </style:style>
    <style:style style:name="T8" style:family="text">
      <style:text-properties officeooo:rsid="001ca46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1 John 5:1-12</text:h>
      <text:h text:style-name="Heading_20_2" text:outline-level="2"><text:bookmark text:name="en-GNT-33647"/>Our Victory over the World <text:span text:style-name="T1">(1-5)</text:span></text:h>
      <text:list xml:id="list629993422" text:style-name="L1">
        <text:list-item>
          <text:p text:style-name="P1">Whoever believes that Jesus is the Messiah is a child of God; and whoever loves a father loves his child also. This is how we know that we love God's children: it is by loving God and obeying his commands. For our love for God means that we obey his commands. And his commands are not too hard for us, because every child of God is able to defeat the world. And we win the victory over the world by means of our faith. Who can defeat the world? Only the person who believes that Jesus is the Son of God.</text:p>
        </text:list-item>
        <text:list-item>
          <text:p text:style-name="P3">Those who believe that Jesus the Messiah is the son God are children of God <text:span text:style-name="T2">and they love both the father and the son. </text:span><text:span text:style-name="T3">Those who love God are the ones who obey his commandments, this also makes </text:span><text:span text:style-name="T5">them</text:span><text:span text:style-name="T3"> victorious over the world. </text:span><text:span text:style-name="T4">We defeat the world by means of our faith, the faith is believing that Jesus Christ is the son of God.</text:span></text:p>
        </text:list-item>
      </text:list>
      <text:h text:style-name="Heading_20_2" text:outline-level="2"><text:bookmark text:name="en-GNT-33652"/>The Witness about Jesus Christ <text:span text:style-name="T1">(6-12)</text:span></text:h>
      <text:list xml:id="list1478746764" text:style-name="L2">
        <text:list-item>
          <text:p text:style-name="P2">Jesus Christ is the one who came with the water of his baptism and the blood of his death. He came not only with the water, but with both the water and the blood. And the Spirit himself testifies that this is true, because the Spirit is truth. There are three witnesses: the Spirit, the water, and the blood; and all three give the same testimony. We believe human testimony; but God's testimony is much stronger, and he has given this testimony about his Son. <text:bookmark text:name="en-GNT-33656"/>So those who believe in the Son of God have this testimony in their own heart; but those who do not believe God, have made a liar of him, because they have not believed what God has said about his Son. <text:bookmark text:name="en-GNT-33657"/>The testimony is this: God has given us eternal life, and this life has its source in his Son. <text:bookmark text:name="en-GNT-33658"/>Whoever has the Son has this life; whoever does not have the Son of God does not have life.</text:p>
        </text:list-item>
        <text:list-item>
          <text:p text:style-name="P4">The Spirit, the water and the blood are witness<text:span text:style-name="T8">es and give testimony</text:span> about Jesus Christ, they <text:span text:style-name="T6">proclaim</text:span> the truth. <text:span text:style-name="T7">The testimony is this: God has given us eternal life, and this life has its source in his Son. Therefore, whoever has the son of God has life and whoever doesn’t does not have life.</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31T08:23:54.877715695</meta:creation-date>
    <dc:date>2022-05-31T08:45:39.552460347</dc:date>
    <meta:editing-duration>PT21M39S</meta:editing-duration>
    <meta:editing-cycles>11</meta:editing-cycles>
    <meta:generator>LibreOffice/6.4.7.2$Linux_X86_64 LibreOffice_project/40$Build-2</meta:generator>
    <meta:document-statistic meta:table-count="0" meta:image-count="0" meta:object-count="0" meta:page-count="1" meta:paragraph-count="7" meta:word-count="402" meta:character-count="2061" meta:non-whitespace-character-count="1670"/>
  </office:meta>
</office:document-meta>
</file>